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rial" fo:font-size="10pt" fo:letter-spacing="normal" fo:font-style="normal" style:text-underline-style="none" fo:font-weight="bold" officeooo:paragraph-rsid="00650509" fo:background-color="transparent" style:font-size-asian="10pt" style:font-size-complex="10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1.27cm" style:auto-text-indent="false" style:writing-mode="lr-tb"/>
      <style:text-properties fo:font-variant="normal" fo:text-transform="none" fo:color="#000000" loext:opacity="100%" style:font-name="Arial" fo:font-size="10pt" fo:letter-spacing="normal" fo:font-style="normal" style:text-underline-style="none" fo:font-weight="bold" fo:background-color="transparent" style:font-size-asian="10pt" style:font-size-complex="10pt"/>
    </style:style>
    <style:style style:name="P3" style:family="paragraph" style:parent-style-name="Text_20_body">
      <style:paragraph-properties fo:margin-left="0cm" fo:margin-right="2cm" fo:margin-top="0cm" fo:margin-bottom="0cm" style:contextual-spacing="false" fo:line-height="150%" fo:text-align="justify" style:justify-single-word="false" fo:orphans="2" fo:widows="2" fo:text-indent="2cm" style:auto-text-indent="false" style:writing-mode="lr-tb"/>
      <style:text-properties fo:font-variant="normal" fo:text-transform="none" fo:color="#000000" loext:opacity="100%" style:font-name="Arial" fo:font-size="10pt" fo:letter-spacing="normal" fo:font-style="normal" style:text-underline-style="none" fo:font-weight="bold" fo:background-color="transparent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1.27cm" style:auto-text-indent="false" style:writing-mode="lr-tb"/>
      <style:text-properties fo:font-variant="normal" fo:text-transform="none" fo:color="#000000" loext:opacity="100%" style:font-name="Arial" fo:font-size="10pt" fo:letter-spacing="normal" fo:font-style="normal" style:text-underline-style="none" fo:font-weight="normal" fo:background-color="transparent" style:font-size-asian="10pt" style:font-size-complex="10pt"/>
    </style:style>
    <style:style style:name="P5" style:family="paragraph" style:parent-style-name="Text_20_body">
      <style:paragraph-properties fo:margin-left="0cm" fo:margin-right="2cm" fo:margin-top="0cm" fo:margin-bottom="0cm" style:contextual-spacing="false" fo:line-height="150%" fo:text-align="justify" style:justify-single-word="false" fo:orphans="2" fo:widows="2" fo:text-indent="2cm" style:auto-text-indent="false" style:writing-mode="lr-tb"/>
      <style:text-properties fo:font-variant="normal" fo:text-transform="none" fo:color="#000000" loext:opacity="100%" style:font-name="Arial" fo:font-size="10pt" fo:letter-spacing="normal" fo:font-style="normal" style:text-underline-style="none" fo:font-weight="normal" fo:background-color="transparent" style:font-size-asian="10pt" style:font-size-complex="10pt"/>
    </style:style>
    <style:style style:name="P6" style:family="paragraph" style:parent-style-name="Text_20_body">
      <style:paragraph-properties fo:margin-left="0cm" fo:margin-right="2cm" fo:margin-top="0cm" fo:margin-bottom="0cm" style:contextual-spacing="false" fo:line-height="150%" fo:text-align="justify" style:justify-single-word="false" fo:orphans="2" fo:widows="2" fo:text-indent="2cm" style:auto-text-indent="false" style:writing-mode="lr-tb"/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paragraph-rsid="006b72ca" fo:background-color="transparent" style:font-size-asian="10pt" style:font-size-complex="10pt"/>
    </style:style>
    <style:style style:name="P7" style:family="paragraph" style:parent-style-name="Text_20_body">
      <style:paragraph-properties fo:margin-left="0cm" fo:margin-right="2cm" fo:margin-top="0cm" fo:margin-bottom="0cm" style:contextual-spacing="false" fo:line-height="150%" fo:text-align="justify" style:justify-single-word="false" fo:orphans="2" fo:widows="2" fo:text-indent="2cm" style:auto-text-indent="false" style:writing-mode="lr-tb"/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6d644e" officeooo:paragraph-rsid="006d644e" fo:background-color="transparent" style:font-size-asian="10pt" style:font-size-complex="10pt"/>
    </style:style>
    <style:style style:name="P8" style:family="paragraph" style:parent-style-name="Text_20_body">
      <style:paragraph-properties fo:margin-left="1cm" fo:margin-right="0cm" fo:margin-top="0cm" fo:margin-bottom="0cm" style:contextual-spacing="false" fo:line-height="100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9pt" fo:letter-spacing="normal" fo:font-style="normal" style:text-underline-style="none" fo:font-weight="normal" officeooo:paragraph-rsid="006b72ca" fo:background-color="transparent" style:font-size-asian="9pt" style:font-size-complex="9pt"/>
    </style:style>
    <style:style style:name="P9" style:family="paragraph" style:parent-style-name="Text_20_body">
      <style:paragraph-properties fo:margin-left="2cm" fo:margin-right="0cm" fo:margin-top="0cm" fo:margin-bottom="0cm" style:contextual-spacing="false" fo:line-height="100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9pt" fo:letter-spacing="normal" style:text-underline-style="none" officeooo:paragraph-rsid="006b72ca" style:font-size-asian="9pt" style:font-size-complex="9pt"/>
    </style:style>
    <style:style style:name="P10" style:family="paragraph" style:parent-style-name="Text_20_body">
      <style:paragraph-properties fo:margin-left="0cm" fo:margin-right="2cm" fo:margin-top="0cm" fo:margin-bottom="0cm" style:contextual-spacing="false" fo:line-height="150%" fo:text-align="justify" style:justify-single-word="false" fo:orphans="2" fo:widows="2" fo:text-indent="2cm" style:auto-text-indent="false" style:writing-mode="lr-tb"/>
      <style:text-properties style:font-name="Arial" fo:font-size="10pt" style:text-underline-style="none" officeooo:paragraph-rsid="006b72ca" style:font-size-asian="10pt" style:font-size-complex="10pt"/>
    </style:style>
    <style:style style:name="P11" style:family="paragraph" style:parent-style-name="Text_20_body">
      <style:paragraph-properties fo:margin-left="0cm" fo:margin-right="2cm" fo:margin-top="0cm" fo:margin-bottom="0cm" style:contextual-spacing="false" fo:line-height="150%" fo:text-align="justify" style:justify-single-word="false" fo:orphans="2" fo:widows="2" fo:text-indent="2cm" style:auto-text-indent="false"/>
      <style:text-properties style:font-name="Arial" fo:font-size="10pt" style:text-underline-style="none" style:font-size-asian="10pt" style:font-size-complex="10pt"/>
    </style:style>
    <style:style style:name="P12" style:family="paragraph" style:parent-style-name="Text_20_body">
      <style:paragraph-properties fo:margin-left="0cm" fo:margin-right="2cm" fo:margin-top="0cm" fo:margin-bottom="0cm" style:contextual-spacing="false" fo:line-height="150%" fo:text-align="justify" style:justify-single-word="false" fo:orphans="2" fo:widows="2" fo:text-indent="2cm" style:auto-text-indent="false" style:writing-mode="lr-tb"/>
      <style:text-properties style:font-name="Arial" fo:font-size="10pt" style:text-underline-style="none" officeooo:rsid="006b72ca" officeooo:paragraph-rsid="00864f9e" style:font-size-asian="10pt" style:font-size-complex="10pt"/>
    </style:style>
    <style:style style:name="P13" style:family="paragraph" style:parent-style-name="Text_20_body">
      <style:paragraph-properties fo:margin-left="0cm" fo:margin-right="2cm" fo:margin-top="0cm" fo:margin-bottom="0cm" style:contextual-spacing="false" fo:line-height="150%" fo:text-align="justify" style:justify-single-word="false" fo:orphans="2" fo:widows="2" fo:text-indent="2cm" style:auto-text-indent="false" style:writing-mode="lr-tb"/>
      <style:text-properties officeooo:paragraph-rsid="006b72ca"/>
    </style:style>
    <style:style style:name="P14" style:family="paragraph" style:parent-style-name="Text_20_body">
      <style:paragraph-properties fo:margin-left="0cm" fo:margin-right="2cm" fo:margin-top="0cm" fo:margin-bottom="0cm" style:contextual-spacing="false" fo:line-height="150%" fo:text-align="justify" style:justify-single-word="false" fo:orphans="2" fo:widows="2" fo:text-indent="2cm" style:auto-text-indent="false" style:writing-mode="lr-tb"/>
      <style:text-properties fo:color="#000000" loext:opacity="100%" officeooo:paragraph-rsid="007f970f"/>
    </style:style>
    <style:style style:name="P15" style:family="paragraph" style:parent-style-name="Text_20_body">
      <style:paragraph-properties fo:margin-left="0cm" fo:margin-right="2cm" fo:margin-top="0cm" fo:margin-bottom="0cm" style:contextual-spacing="false" fo:line-height="150%" fo:text-align="justify" style:justify-single-word="false" fo:orphans="2" fo:widows="2" fo:text-indent="2cm" style:auto-text-indent="false" style:writing-mode="lr-tb"/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paragraph-rsid="0066bdb5" fo:background-color="transparent" style:font-size-asian="10pt" style:font-size-complex="10pt"/>
    </style:style>
    <style:style style:name="P16" style:family="paragraph" style:parent-style-name="Text_20_body">
      <style:paragraph-properties fo:margin-left="0cm" fo:margin-right="2cm" fo:margin-top="0cm" fo:margin-bottom="0cm" style:contextual-spacing="false" fo:line-height="150%" fo:text-align="justify" style:justify-single-word="false" fo:orphans="2" fo:widows="2" fo:text-indent="2cm" style:auto-text-indent="false" style:writing-mode="lr-tb"/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paragraph-rsid="006b72ca" fo:background-color="transparent" style:font-size-asian="10pt" style:font-size-complex="10pt"/>
    </style:style>
    <style:style style:name="P17" style:family="paragraph" style:parent-style-name="Text_20_body">
      <style:paragraph-properties fo:margin-left="0cm" fo:margin-right="2cm" fo:margin-top="0cm" fo:margin-bottom="0cm" style:contextual-spacing="false" fo:line-height="150%" fo:text-align="justify" style:justify-single-word="false" fo:orphans="2" fo:widows="2" fo:text-indent="2cm" style:auto-text-indent="false" style:writing-mode="lr-tb"/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8ec3a3" officeooo:paragraph-rsid="008ec3a3" fo:background-color="transparent" style:font-size-asian="10pt" style:font-size-complex="10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style:writing-mode="lr-tb"/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66bdb5" officeooo:paragraph-rsid="008ec3a3" fo:background-color="transparent" style:font-size-asian="10pt" style:font-size-complex="10pt"/>
    </style:style>
    <style:style style:name="P19" style:family="paragraph" style:parent-style-name="Text_20_body">
      <style:paragraph-properties fo:margin-left="0cm" fo:margin-right="2cm" fo:margin-top="0cm" fo:margin-bottom="0cm" style:contextual-spacing="false" fo:line-height="150%" fo:text-align="justify" style:justify-single-word="false" fo:orphans="2" fo:widows="2" fo:text-indent="2cm" style:auto-text-indent="false" style:writing-mode="lr-tb"/>
      <style:text-properties fo:font-variant="normal" fo:text-transform="none" fo:color="#000000" loext:opacity="100%" style:font-name="Arial" fo:font-size="10pt" fo:letter-spacing="normal" fo:font-style="normal" style:text-underline-style="none" fo:font-weight="bold" style:font-size-asian="10pt" style:font-size-complex="10pt"/>
    </style:style>
    <style:style style:name="P20" style:family="paragraph" style:parent-style-name="Text_20_body">
      <style:paragraph-properties fo:margin-left="0cm" fo:margin-right="2cm" fo:margin-top="0cm" fo:margin-bottom="0cm" style:contextual-spacing="false" fo:line-height="150%" fo:text-align="justify" style:justify-single-word="false" fo:orphans="2" fo:widows="2" fo:text-indent="2cm" style:auto-text-indent="false" style:writing-mode="lr-tb"/>
      <style:text-properties fo:font-variant="normal" fo:text-transform="none" fo:color="#000000" loext:opacity="100%" style:font-name="Arial" fo:font-size="10pt" fo:letter-spacing="normal" fo:font-style="normal" style:text-underline-style="none" fo:font-weight="bold" officeooo:rsid="008ec3a3" officeooo:paragraph-rsid="008ec3a3" style:font-size-asian="10pt" style:font-size-complex="10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1.27cm" style:auto-text-indent="false" style:writing-mode="lr-tb"/>
      <style:text-properties officeooo:paragraph-rsid="00864f9e"/>
    </style:style>
    <style:style style:name="T1" style:family="text">
      <style:text-properties fo:font-style="italic" fo:font-weight="normal" fo:background-color="transparent" loext:char-shading-value="0"/>
    </style:style>
    <style:style style:name="T2" style:family="text">
      <style:text-properties fo:font-style="italic" fo:font-weight="bold" fo:background-color="transparent" loext:char-shading-value="0" style:font-weight-asian="bold" style:font-weight-complex="bold"/>
    </style:style>
    <style:style style:name="T3" style:family="text">
      <style:text-properties fo:background-color="transparent" loext:char-shading-value="0"/>
    </style:style>
    <style:style style:name="T4" style:family="text">
      <style:text-properties fo:font-weight="normal" fo:background-color="transparent" loext:char-shading-value="0"/>
    </style:style>
    <style:style style:name="T5" style:family="text">
      <style:text-properties fo:font-weight="normal" officeooo:rsid="0066bdb5" fo:background-color="transparent" loext:char-shading-value="0"/>
    </style:style>
    <style:style style:name="T6" style:family="text">
      <style:text-properties fo:font-weight="normal" officeooo:rsid="0067a227" fo:background-color="transparent" loext:char-shading-value="0"/>
    </style:style>
    <style:style style:name="T7" style:family="text">
      <style:text-properties fo:font-weight="normal" officeooo:rsid="008dc790" fo:background-color="transparent" loext:char-shading-value="0"/>
    </style:style>
    <style:style style:name="T8" style:family="text">
      <style:text-properties fo:font-style="normal" fo:font-weight="bold" fo:background-color="transparent" loext:char-shading-value="0"/>
    </style:style>
    <style:style style:name="T9" style:family="text">
      <style:text-properties fo:font-style="normal" fo:font-weight="normal" fo:background-color="transparent" loext:char-shading-value="0"/>
    </style:style>
    <style:style style:name="T10" style:family="text">
      <style:text-properties fo:font-variant="normal" fo:text-transform="none" fo:color="#000000" loext:opacity="100%" fo:letter-spacing="normal" fo:font-style="normal" fo:font-weight="normal" fo:background-color="transparent" loext:char-shading-value="0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06204e0" fo:background-color="transparent" loext:char-shading-value="0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666741" fo:background-color="transparent" loext:char-shading-value="0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7489d8" fo:background-color="transparent" loext:char-shading-value="0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6b72ca" fo:background-color="transparent" loext:char-shading-value="0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6d644e" fo:background-color="transparent" loext:char-shading-value="0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066bdb5" fo:background-color="transparent" loext:char-shading-value="0"/>
    </style:style>
    <style:style style:name="T17" style:family="text">
      <style:text-properties fo:font-variant="normal" fo:text-transform="none" fo:color="#000000" loext:opacity="100%" fo:letter-spacing="normal" fo:font-style="normal" fo:font-weight="normal" officeooo:rsid="00864f9e" fo:background-color="transparent" loext:char-shading-value="0"/>
    </style:style>
    <style:style style:name="T18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fo:background-color="transparent" loext:char-shading-value="0" style:font-size-asian="10pt" style:font-size-complex="10pt"/>
    </style:style>
    <style:style style:name="T19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66bdb5" fo:background-color="transparent" loext:char-shading-value="0" style:font-size-asian="10pt" style:font-size-complex="10pt"/>
    </style:style>
    <style:style style:name="T20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84b096" fo:background-color="transparent" loext:char-shading-value="0" style:font-size-asian="10pt" style:font-size-complex="10pt"/>
    </style:style>
    <style:style style:name="T21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6b72ca" fo:background-color="transparent" loext:char-shading-value="0" style:font-size-asian="10pt" style:font-size-complex="10pt"/>
    </style:style>
    <style:style style:name="T22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881708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8add51" fo:background-color="transparent" loext:char-shading-value="0" style:font-size-asian="10pt" style:font-size-complex="10pt"/>
    </style:style>
    <style:style style:name="T24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8dbabe" fo:background-color="transparent" loext:char-shading-value="0" style:font-size-asian="10pt" style:font-size-complex="10pt"/>
    </style:style>
    <style:style style:name="T25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8dc790" fo:background-color="transparent" loext:char-shading-value="0" style:font-size-asian="10pt" style:font-size-complex="10pt"/>
    </style:style>
    <style:style style:name="T26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bold" fo:background-color="transparent" loext:char-shading-value="0" style:font-size-asian="10pt" style:font-size-complex="10pt"/>
    </style:style>
    <style:style style:name="T27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bold" officeooo:rsid="008add51" fo:background-color="transparent" loext:char-shading-value="0" style:font-size-asian="10pt" style:font-size-complex="10pt"/>
    </style:style>
    <style:style style:name="T28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bold" officeooo:rsid="00b3539a" fo:background-color="transparent" loext:char-shading-value="0" style:font-size-asian="10pt" style:font-size-complex="10pt"/>
    </style:style>
    <style:style style:name="T29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bold" officeooo:rsid="006d644e" fo:background-color="transparent" loext:char-shading-value="0" style:font-size-asian="10pt" style:font-size-complex="10pt"/>
    </style:style>
    <style:style style:name="T30" style:family="text">
      <style:text-properties fo:font-variant="normal" fo:text-transform="none" style:font-name="Arial" fo:font-size="10pt" fo:letter-spacing="normal" fo:font-style="normal" style:text-underline-style="none" fo:font-weight="normal" fo:background-color="transparent" loext:char-shading-value="0" style:font-size-asian="10pt" style:font-size-complex="10pt"/>
    </style:style>
    <style:style style:name="T31" style:family="text">
      <style:text-properties fo:font-variant="normal" fo:text-transform="none" style:font-name="Arial" fo:font-size="10pt" fo:letter-spacing="normal" fo:font-style="normal" style:text-underline-style="none" fo:font-weight="normal" officeooo:rsid="008dc790" fo:background-color="transparent" loext:char-shading-value="0" style:font-size-asian="10pt" style:font-size-complex="10pt"/>
    </style:style>
    <style:style style:name="T32" style:family="text">
      <style:text-properties fo:font-variant="normal" fo:text-transform="none" style:font-name="Arial" fo:font-size="10pt" fo:letter-spacing="normal" fo:font-style="normal" style:text-underline-style="none" fo:font-weight="normal" officeooo:rsid="0066bdb5" fo:background-color="transparent" loext:char-shading-value="0" style:font-size-asian="10pt" style:font-size-complex="10pt"/>
    </style:style>
    <style:style style:name="T33" style:family="text">
      <style:text-properties fo:font-variant="normal" fo:text-transform="none" style:font-name="Arial" fo:font-size="10pt" fo:letter-spacing="normal" fo:font-style="normal" style:text-underline-style="none" fo:font-weight="normal" officeooo:rsid="008dbabe" fo:background-color="transparent" loext:char-shading-value="0" style:font-size-asian="10pt" style:font-size-complex="10pt"/>
    </style:style>
    <style:style style:name="T34" style:family="text">
      <style:text-properties fo:font-variant="normal" fo:text-transform="none" style:font-name="Arial" fo:font-size="10pt" fo:letter-spacing="normal" fo:font-style="normal" style:text-underline-style="none" fo:font-weight="normal" officeooo:rsid="008add51" fo:background-color="transparent" loext:char-shading-value="0" style:font-size-asian="10pt" style:font-size-complex="10pt"/>
    </style:style>
    <style:style style:name="T35" style:family="text">
      <style:text-properties fo:font-variant="normal" fo:text-transform="none" style:font-name="Arial" fo:font-size="10pt" fo:letter-spacing="normal" fo:font-style="normal" style:text-underline-style="none" fo:font-weight="normal" officeooo:rsid="0084b096" fo:background-color="transparent" loext:char-shading-value="0" style:font-size-asian="10pt" style:font-size-complex="10pt"/>
    </style:style>
    <style:style style:name="T36" style:family="text">
      <style:text-properties officeooo:rsid="0066bdb5"/>
    </style:style>
    <style:style style:name="T37" style:family="text">
      <style:text-properties officeooo:rsid="006b72ca"/>
    </style:style>
    <style:style style:name="T38" style:family="text">
      <style:text-properties officeooo:rsid="00666741"/>
    </style:style>
    <style:style style:name="T39" style:family="text">
      <style:text-properties officeooo:rsid="0073ed22"/>
    </style:style>
    <style:style style:name="T40" style:family="text">
      <style:text-properties officeooo:rsid="007c0f5a"/>
    </style:style>
    <style:style style:name="T41" style:family="text">
      <style:text-properties officeooo:rsid="00864f9e"/>
    </style:style>
    <style:style style:name="T42" style:family="text">
      <style:text-properties officeooo:rsid="008dc790"/>
    </style:style>
    <style:style style:name="T43" style:family="text">
      <style:text-properties style:font-name="Verdana" fo:font-size="12pt" fo:font-weight="normal" officeooo:rsid="008dc790" fo:background-color="transparent" loext:char-shading-value="0"/>
    </style:style>
    <style:style style:name="T44" style:family="text">
      <style:text-properties officeooo:rsid="0071eab6"/>
    </style:style>
    <style:style style:name="T45" style:family="text">
      <style:text-properties officeooo:rsid="008372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ÓRIO</text:p>
      <text:p text:style-name="P2"/>
      <text:p text:style-name="P14"><text:span text:style-name="T30">Trata-se de &lt;</text:span><text:span text:style-name="T31">tipo&gt;</text:span><text:span text:style-name="T30"> interposto pel</text:span><text:span text:style-name="T32">a parte recorrente </text:span><text:span text:style-name="T33">acima citada </text:span><text:span text:style-name="T30">em face </text:span><text:span text:style-name="T32">da decisão do</text:span><text:span text:style-name="T30"> &lt;</text:span><text:span text:style-name="T31">espécie&gt;</text:span><text:span text:style-name="T34"> </text:span><text:span text:style-name="T32">a</text:span><text:span text:style-name="T35">cima citado</text:span><text:span text:style-name="T32"> que a considerou apto às atividades laborativas. </text:span><text:span text:style-name="T31">[introdução]</text:span></text:p>
      <text:p text:style-name="P14"><text:span text:style-name="T31">&lt;procurador&gt; A parte recorrente está devidamente representada por XXXXXXX (OAB nº YYYY/PR).</text:span></text:p>
      <text:p text:style-name="P19"><text:span text:style-name="T4">Irresignad</text:span><text:span text:style-name="T5">a</text:span><text:span text:style-name="T4"> com a decisão da Autarquia, recorre </text:span><text:span text:style-name="T5">a parte interessada</text:span><text:span text:style-name="T4"> a esta Corte Administrativa apresentando </text:span><text:span text:style-name="T5">pleiteando </text:span><text:span text:style-name="T6">o pagamento</text:span><text:span text:style-name="T5"> da prestação previdenciária. </text:span><text:span text:style-name="T7">[síntese do recurso]</text:span></text:p>
      <text:p text:style-name="P20"><text:span text:style-name="T43">Não há registro da ciência da decisão recorrida.</text:span><text:span text:style-name="T7">[</text:span><text:span text:style-name="T4">ADMISSIBILIDADE]</text:span></text:p>
      <text:p text:style-name="P15"><text:span text:style-name="T36">Em diligência preliminar, foi ouvida a Perícia</text:span><text:span text:style-name="T41"> Médica Federal - PMF</text:span><text:span text:style-name="T36">. Esta, por sua vez, entendeu </text:span><text:span text:style-name="T37">pela inexistência da incapacidade laborativa. </text:span><text:span text:style-name="T42">[diligências]</text:span></text:p>
      <text:p text:style-name="P17">OUU</text:p>
      <text:p text:style-name="P18">Em diligência preliminar, foi ouvida a Perícia Médica Federal - PMF. Esta, por sua vez, entendeu pela existência da incapacidade laborativ<text:span text:style-name="T44">a </text:span><text:span text:style-name="T45">fixando a nova data da cessão (DCB) para &lt;dcb&gt;</text:span></text:p>
      <text:p text:style-name="P5">É o sucinto Relatório. Apresento o feito em mesa. <text:span text:style-name="T42">[fechamento]</text:span></text:p>
      <text:p text:style-name="P11"/>
      <text:p text:style-name="P3">VOTO</text:p>
      <text:p text:style-name="P6">Não assiste razão <text:span text:style-name="T38">à</text:span> <text:span text:style-name="T37">parte </text:span>recorrente.</text:p>
      <text:p text:style-name="P6"/>
      <text:p text:style-name="P17">ADMISSIBILIDADE</text:p>
      <text:p text:style-name="P6">O presente recurso é tempestivo em razão de inexistir registro o processo da ciência da parte recorrente, nos termos Art. 28 da Portaria MDSA nº 116/2017, que aprova o Regimento Interno do CRPS (RICRPS).</text:p>
      <text:p text:style-name="P6"/>
      <text:p text:style-name="P17">MÉRITO</text:p>
      <text:p text:style-name="P13"><text:span text:style-name="T21">Voto proferido após ser ouvida a P</text:span><text:span text:style-name="T22">erícia Médica Federal</text:span><text:span text:style-name="T21">, nos termos do § 7º do art. 53 da Portaria MDSA 116/2017.</text:span></text:p>
      <text:p text:style-name="P13"><text:span text:style-name="T21">Sobre a lide em questão, </text:span><text:span text:style-name="T18">dispõe o artigo </text:span><text:span text:style-name="T23">71 do Decreto n. 3.048/99:</text:span></text:p>
      <text:p text:style-name="P9"><text:span text:style-name="T3">“</text:span><text:span text:style-name="T1">Art. 71. <text:s/>O auxílio por incapacidade temporária será devido ao segurado que, uma vez cumprido, quando for o caso, o período de carência exigido, ficar </text:span><text:span text:style-name="T2">incapacitado para o seu trabalho</text:span><text:span text:style-name="T1"> ou para a sua atividade habitual por mais de quinze dias consecutivos, conforme definido em avaliação médico-pericial.</text:span><text:span text:style-name="T8">” </text:span><text:span text:style-name="T9">(grifo nosso)</text:span></text:p>
      <text:p text:style-name="P8"/>
      <text:p text:style-name="P10"><text:span text:style-name="T10">No caso dos autos, a pretensão d</text:span><text:span text:style-name="T12">a</text:span><text:span text:style-name="T10"> recorrente encontra </text:span><text:span text:style-name="T13">obstáculo</text:span><text:span text:style-name="T10"> no preenchimento do requisito da incapacidade, pois, as perícias médic</text:span><text:span text:style-name="T14">a</text:span><text:span text:style-name="T10">s realizadas concluíram pela inexistência de incapacidade laborativa, não havendo óbice para que a parte </text:span><text:span text:style-name="T11">recorrente</text:span><text:span text:style-name="T10"> desenvolva suas atividades habituais.</text:span></text:p>
      <text:p text:style-name="P12"><text:span text:style-name="T10">Também, em parecer técnico devidamente fundamento, a </text:span><text:span text:style-name="T16">Perícia</text:span><text:span text:style-name="T17"> Médica Federal</text:span><text:span text:style-name="T10"> </text:span><text:span text:style-name="T15">verificou a inexistência da incapacidade laborativa.</text:span></text:p>
      <text:p text:style-name="P6"><text:soft-page-break/>Dessa forma, ausente o requisito específico da incapacidade laboral, não faz jus à percepção do benefício de auxílio-doença, previsto no art. 59 da Lei 8.213/91, sendo improcedente o pedido.</text:p>
      <text:p text:style-name="P6"/>
      <text:p text:style-name="P17">DECISÃO</text:p>
      <text:p text:style-name="P6">Ante o exposto, voto por CONHECER DO RECURSO E NEGAR-LHE PROVIMENTO, nos termos da fundamentação.</text:p>
      <text:p text:style-name="P7">Por ordem do inciso <text:span text:style-name="T39">I</text:span> do § 2º do art. 30 da Portaria MDSA 116/2017, a matéria posta em discussão é de matéria de alçada da Junta de Recursos, inexistindo competência das Câmaras de Julgamento para apreciação da matéria.</text:p>
      <text:p text:style-name="P4"/>
      <text:p text:style-name="P1">EMENTA</text:p>
      <text:p text:style-name="P21"><text:span text:style-name="T26">AUXÍLIO </text:span><text:span text:style-name="T27">INCAPACIDADE TEMPORÁRIA </text:span><text:span text:style-name="T26">PREVIDENCIÁRIO. </text:span><text:span text:style-name="T28">RECURSO ORDINÁRIO. TEMPESTIVIDADE EM RAZÃO DA AUSÊNCIA DO REGISTRO DE CIÊNCIA, CONFORME ART. 28 DO RICRPS. MATÉRIA DE ALÇADA DA JUNTA DE RECURSOS. IN</text:span><text:span text:style-name="T26">EXISTÊNCIA DE INCAPACIDADE LABORATIVA </text:span><text:span text:style-name="T29">CONFIRMADA PELA PERÍCIA MÉDICA FEDERAL DESTA CORTE ADMINISTRATIVA</text:span><text:span text:style-name="T26">. ARTIGO </text:span><text:span text:style-name="T27">71 DO DECRETO 3.048/99</text:span><text:span text:style-name="T2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 Sermann</meta:initial-creator>
    <meta:creation-date>2012-12-22T14:28:47</meta:creation-date>
    <dc:date>2022-07-26T15:19:48.966353039</dc:date>
    <meta:editing-duration>PT16H11M59S</meta:editing-duration>
    <meta:editing-cycles>82</meta:editing-cycles>
    <meta:generator>LibreOffice/7.3.4.2$Linux_X86_64 LibreOffice_project/728fec16bd5f605073805c3c9e7c4212a0120dc5</meta:generator>
    <meta:document-statistic meta:table-count="0" meta:image-count="0" meta:object-count="0" meta:page-count="2" meta:paragraph-count="25" meta:word-count="443" meta:character-count="2954" meta:non-whitespace-character-count="2535"/>
  </office:meta>
</office:document-meta>
</file>